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100000014811BDA25.png" manifest:media-type="image/png"/>
  <manifest:file-entry manifest:full-path="Pictures/100002010000003F00000014A00F5614.png" manifest:media-type="image/png"/>
  <manifest:file-entry manifest:full-path="Pictures/10000201000000400000001414716520.png" manifest:media-type="image/png"/>
  <manifest:file-entry manifest:full-path="Pictures/10000201000007D00000084D20940A70.png" manifest:media-type="image/png"/>
  <manifest:file-entry manifest:full-path="Pictures/100002010000003F000000153BD27F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000000" draw:marker-start="Circle" draw:marker-start-width="0.28cm" draw:marker-end="Arrow_20_concave" draw:marker-end-width="0.38cm" svg:stroke-opacity="40%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ffffff" draw:opacity="40%" draw:textarea-horizontal-align="justify" draw:textarea-vertical-align="middle" draw:auto-grow-height="false" draw:shadow-opacity="40%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cm" draw:marker-start-width="0.08cm" draw:marker-end-width="0.0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cm" svg:stroke-color="#333333" draw:marker-start-width="0.08cm" draw:marker-end-width="0.0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999999" draw:marker-start-width="0.08cm" draw:marker-end-width="0.0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8cm" draw:marker-end-width="0.28cm" draw:fill="gradient" draw:fill-color="#cfe7f5" draw:fill-gradient-name="Radial_20_red_2f_yellow" draw:opacity="50%" draw:textarea-vertical-align="middle" fo:padding-top="0.15cm" fo:padding-bottom="0.15cm" fo:padding-left="0.275cm" fo:padding-right="0.275cm" draw:shadow-opacity="50%"/>
    </style:style>
    <style:style style:name="gr15" style:family="graphic" style:parent-style-name="objectwithoutfill">
      <style:graphic-properties draw:stroke="solid" svg:stroke-width="0.05cm" svg:stroke-color="#ffffff" draw:marker-start-width="0.09cm" draw:marker-end-width="0.0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ffffff" draw:marker-start-width="0.08cm" draw:marker-end-width="0.0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9cm" draw:marker-end-width="0.29cm" draw:fill="gradient" draw:fill-color="#cfe7f5" draw:fill-gradient-name="Radial_20_red_2f_yellow" draw:opacity="50%" draw:textarea-vertical-align="middle" fo:padding-top="0.15cm" fo:padding-bottom="0.15cm" fo:padding-left="0.275cm" fo:padding-right="0.275cm" draw:shadow-opacity="50%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style:text-properties fo:color="#000000" fo:font-size="22pt" style:font-size-asian="22pt" style:font-size-complex="22pt"/>
    </style:style>
    <style:style style:name="P6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9.763cm" svg:height="20.999cm" svg:x="4.247cm" svg:y="0.083cm">
          <draw:image xlink:href="Pictures/10000201000007D00000084D20940A70.png" xlink:type="simple" xlink:show="embed" xlink:actuate="onLoad">
            <text:p/>
          </draw:image>
        </draw:frame>
        <draw:line draw:style-name="gr2" draw:text-style-name="P1" draw:layer="layout" svg:x1="9.7cm" svg:y1="18cm" svg:x2="10.775cm" svg:y2="4.7cm">
          <text:p/>
        </draw:line>
        <draw:line draw:style-name="gr2" draw:text-style-name="P1" draw:layer="layout" svg:x1="19.9cm" svg:y1="12.3cm" svg:x2="10.775cm" svg:y2="4.7cm">
          <text:p/>
        </draw:line>
        <draw:line draw:style-name="gr3" draw:text-style-name="P1" draw:layer="layout" svg:x1="19.9cm" svg:y1="12.3cm" svg:x2="9.7cm" svg:y2="18cm">
          <text:p/>
        </draw:line>
        <draw:line draw:style-name="gr4" draw:text-style-name="P1" draw:layer="layout" svg:x1="9.699cm" svg:y1="17.999cm" svg:x2="12.8cm" svg:y2="6.8cm">
          <text:p/>
        </draw:line>
        <draw:line draw:style-name="gr4" draw:text-style-name="P1" draw:layer="layout" svg:x1="19.9cm" svg:y1="12.3cm" svg:x2="12.8cm" svg:y2="6.8cm">
          <text:p/>
        </draw:line>
        <draw:line draw:style-name="gr5" draw:text-style-name="P1" draw:layer="layout" svg:x1="8cm" svg:y1="2cm" svg:x2="15.4cm" svg:y2="1.6cm">
          <text:p/>
        </draw:line>
        <draw:line draw:style-name="gr5" draw:text-style-name="P1" draw:layer="layout" svg:x1="10.6cm" svg:y1="4.7cm" svg:x2="15.4cm" svg:y2="2.4cm">
          <text:p/>
        </draw:line>
        <draw:line draw:style-name="gr5" draw:text-style-name="P1" draw:layer="layout" svg:x1="12.8cm" svg:y1="6.885cm" svg:x2="15.4cm" svg:y2="3cm">
          <text:p/>
        </draw:line>
        <draw:line draw:style-name="gr6" draw:text-style-name="P1" draw:layer="layout" svg:x1="10.9cm" svg:y1="15.3cm" svg:x2="10.2cm" svg:y2="13.5cm">
          <text:p/>
        </draw:line>
        <draw:line draw:style-name="gr6" draw:text-style-name="P1" draw:layer="layout" svg:x1="10.7cm" svg:y1="8cm" svg:x2="10.15cm" svg:y2="13.45cm">
          <text:p/>
        </draw:line>
        <draw:line draw:style-name="gr7" draw:text-style-name="P1" draw:layer="layout" svg:x1="10.65cm" svg:y1="7.95cm" svg:x2="12.8cm" svg:y2="7.7cm">
          <text:p/>
        </draw:line>
        <draw:line draw:style-name="gr6" draw:text-style-name="P1" draw:layer="layout" svg:x1="16cm" svg:y1="8.8cm" svg:x2="12.75cm" svg:y2="7.65cm">
          <text:p/>
        </draw:line>
        <draw:line draw:style-name="gr6" draw:text-style-name="P1" draw:layer="layout" svg:x1="15.95cm" svg:y1="8.75cm" svg:x2="19.3cm" svg:y2="12.7cm">
          <text:p/>
        </draw:line>
        <draw:line draw:style-name="gr6" draw:text-style-name="P1" draw:layer="layout" svg:x1="10.9cm" svg:y1="15.3cm" svg:x2="19.25cm" svg:y2="12.65cm">
          <text:p/>
        </draw:line>
        <draw:line draw:style-name="gr5" draw:text-style-name="P1" draw:layer="layout" svg:x1="12.75cm" svg:y1="7.7cm" svg:x2="15.4cm" svg:y2="4cm">
          <text:p/>
        </draw:line>
        <draw:frame draw:style-name="gr8" draw:text-style-name="P2" draw:layer="layout" svg:width="4.498cm" svg:height="1.077cm" svg:x="17.625cm" svg:y="1.8cm">
          <draw:text-box>
            <text:p text:style-name="P2"><text:span text:style-name="T1">(Adobe RGB)</text:span></text:p>
          </draw:text-box>
        </draw:frame>
        <draw:frame draw:style-name="gr8" draw:text-style-name="P2" draw:layer="layout" svg:width="2.589cm" svg:height="1.077cm" svg:x="17.634cm" svg:y="2.523cm">
          <draw:text-box>
            <text:p text:style-name="P2"><text:span text:style-name="T1">(sRGB)</text:span></text:p>
          </draw:text-box>
        </draw:frame>
        <draw:frame draw:style-name="gr8" draw:text-style-name="P2" draw:layer="layout" svg:width="2.75cm" svg:height="1.077cm" svg:x="17.673cm" svg:y="3.4cm">
          <draw:text-box>
            <text:p text:style-name="P2"><text:span text:style-name="T1">(CMYK)</text:span></text:p>
          </draw:text-box>
        </draw:frame>
        <draw:custom-shape draw:style-name="gr9" draw:text-style-name="P1" draw:layer="layout" svg:width="4.01cm" svg:height="0.8cm" svg:x="22.2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525cm" svg:height="1.077cm" svg:x="17.7cm" svg:y="1cm">
          <draw:text-box>
            <text:p text:style-name="P2"><text:span text:style-name="T1">(CIE1931)</text:span></text:p>
          </draw:text-box>
        </draw:frame>
        <draw:frame draw:style-name="gr1" draw:text-style-name="P1" draw:layer="layout" svg:width="2cm" svg:height="0.7cm" svg:x="15.6cm" svg:y="1.2cm">
          <draw:image xlink:href="Pictures/10000201000000400000001414716520.png" xlink:type="simple" xlink:show="embed" xlink:actuate="onLoad">
            <text:p/>
          </draw:image>
        </draw:frame>
        <draw:frame draw:style-name="gr1" draw:text-style-name="P1" draw:layer="layout" svg:width="2cm" svg:height="0.7cm" svg:x="15.6cm" svg:y="2.017cm">
          <draw:image xlink:href="Pictures/100002010000004100000014811BDA25.png" xlink:type="simple" xlink:show="embed" xlink:actuate="onLoad">
            <text:p/>
          </draw:image>
        </draw:frame>
        <draw:frame draw:style-name="gr1" draw:text-style-name="P1" draw:layer="layout" svg:width="2cm" svg:height="0.7cm" svg:x="15.573cm" svg:y="2.817cm">
          <draw:image xlink:href="Pictures/100002010000003F000000153BD27FFE.png" xlink:type="simple" xlink:show="embed" xlink:actuate="onLoad">
            <text:p/>
          </draw:image>
        </draw:frame>
        <draw:frame draw:style-name="gr1" draw:text-style-name="P1" draw:layer="layout" svg:width="2cm" svg:height="0.7cm" svg:x="15.6cm" svg:y="3.6cm">
          <draw:image xlink:href="Pictures/100002010000003F00000014A00F561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frame draw:style-name="gr1" draw:text-style-name="P1" draw:layer="layout" svg:width="14.114cm" svg:height="15cm" svg:x="0.1cm" svg:y="0.4cm">
          <draw:image xlink:href="Pictures/10000201000007D00000084D20940A70.png" xlink:type="simple" xlink:show="embed" xlink:actuate="onLoad">
            <text:p/>
          </draw:image>
        </draw:frame>
        <draw:frame draw:style-name="gr11" draw:text-style-name="P1" draw:layer="layout" svg:width="14.114cm" svg:height="15cm" svg:x="13.806cm" svg:y="0.4cm">
          <draw:image xlink:href="Pictures/10000201000007D00000084D20940A70.png" xlink:type="simple" xlink:show="embed" xlink:actuate="onLoad">
            <text:p/>
          </draw:image>
        </draw:frame>
        <draw:line draw:style-name="gr12" draw:text-style-name="P1" draw:layer="layout" svg:x1="17.7cm" svg:y1="13.198cm" svg:x2="18.468cm" svg:y2="3.698cm">
          <text:p/>
        </draw:line>
        <draw:line draw:style-name="gr12" draw:text-style-name="P1" draw:layer="layout" svg:x1="24.985cm" svg:y1="9.127cm" svg:x2="18.468cm" svg:y2="3.698cm">
          <text:p/>
        </draw:line>
        <draw:line draw:style-name="gr13" draw:text-style-name="P1" draw:layer="layout" svg:x1="24.984cm" svg:y1="9.127cm" svg:x2="17.7cm" svg:y2="13.199cm">
          <text:p/>
        </draw:line>
        <draw:polygon draw:style-name="gr14" draw:text-style-name="P1" draw:layer="layout" svg:width="6.532cm" svg:height="5.464cm" svg:x="4.316cm" svg:y="5.806cm" svg:viewBox="0 0 6533 5465" draw:points="535,5465 0,4143 393,213 1891,0 4141,785 6533,3572">
          <text:p/>
        </draw:polygon>
        <draw:line draw:style-name="gr15" draw:text-style-name="P1" draw:layer="layout" svg:x1="11.278cm" svg:y1="9.127cm" svg:x2="6.208cm" svg:y2="5.198cm">
          <text:p/>
        </draw:line>
        <draw:line draw:style-name="gr16" draw:text-style-name="P1" draw:layer="layout" svg:x1="3.994cm" svg:y1="13.198cm" svg:x2="6.209cm" svg:y2="5.198cm">
          <text:p/>
        </draw:line>
        <draw:line draw:style-name="gr13" draw:text-style-name="P1" draw:layer="layout" svg:x1="11.278cm" svg:y1="9.127cm" svg:x2="3.994cm" svg:y2="13.199cm">
          <text:p/>
        </draw:line>
        <draw:polygon draw:style-name="gr17" draw:text-style-name="P1" draw:layer="layout" svg:width="6.532cm" svg:height="5.464cm" svg:x="18.021cm" svg:y="5.806cm" svg:viewBox="0 0 6533 5465" draw:points="535,5465 0,4143 393,213 1891,0 4141,785 6533,3572">
          <text:p/>
        </draw:polygon>
        <draw:frame draw:style-name="gr8" draw:text-style-name="P3" draw:layer="layout" svg:width="2.492cm" svg:height="1.242cm" svg:x="6.3cm" svg:y="15.6cm">
          <draw:text-box>
            <text:p text:style-name="P3"><text:span text:style-name="T2">sRGB</text:span></text:p>
          </draw:text-box>
        </draw:frame>
        <draw:frame draw:style-name="gr8" draw:text-style-name="P3" draw:layer="layout" svg:width="4.778cm" svg:height="1.242cm" svg:x="19.1cm" svg:y="15.601cm">
          <draw:text-box>
            <text:p text:style-name="P3"><text:span text:style-name="T2">Adobe RGB</text:span></text:p>
          </draw:text-box>
        </draw:frame>
        <draw:frame draw:style-name="gr8" draw:text-style-name="P4" draw:layer="layout" svg:width="0.972cm" svg:height="1.157cm" svg:x="4.5cm" svg:y="11.3cm">
          <draw:text-box>
            <text:p text:style-name="P4"><text:span text:style-name="T3">A</text:span></text:p>
          </draw:text-box>
        </draw:frame>
        <draw:frame draw:style-name="gr8" draw:text-style-name="P4" draw:layer="layout" svg:width="0.972cm" svg:height="1.157cm" svg:x="18.1cm" svg:y="11.301cm">
          <draw:text-box>
            <text:p text:style-name="P4"><text:span text:style-name="T3">A</text:span></text:p>
          </draw:text-box>
        </draw:frame>
        <draw:frame draw:style-name="gr8" draw:text-style-name="P5" draw:layer="layout" svg:width="0.968cm" svg:height="1.157cm" svg:x="18.8cm" svg:y="4.702cm">
          <draw:text-box>
            <text:p text:style-name="P5"><text:span text:style-name="T4">C</text:span></text:p>
          </draw:text-box>
        </draw:frame>
        <draw:frame draw:style-name="gr8" draw:text-style-name="P5" draw:layer="layout" svg:width="0.985cm" svg:height="1.157cm" svg:x="4.5cm" svg:y="7.103cm">
          <draw:text-box>
            <text:p text:style-name="P5"><text:span text:style-name="T4">B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微米黑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驛微米黑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0T12:17:23</meta:creation-date>
    <dc:date>2014-02-20T14:43:34</dc:date>
    <meta:editing-duration>PT2H11M</meta:editing-duration>
    <meta:editing-cycles>4</meta:editing-cycles>
    <meta:generator>LibreOffice/3.5$Linux_X86_64 LibreOffice_project/350m1$Build-2</meta:generator>
    <meta:document-statistic meta:object-count="66"/>
  </office:meta>
</office:document-meta>
</file>